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0b78c" officeooo:paragraph-rsid="0000b78c"/>
    </style:style>
    <style:style style:name="P2" style:family="paragraph" style:parent-style-name="Text_20_body">
      <style:paragraph-properties fo:margin-top="0cm" fo:margin-bottom="0cm" style:contextual-spacing="false"/>
      <style:text-properties officeooo:rsid="0000b78c" officeooo:paragraph-rsid="0000b78c"/>
    </style:style>
    <style:style style:name="P3" style:family="paragraph" style:parent-style-name="Standard">
      <style:text-properties officeooo:rsid="0000b78c" officeooo:paragraph-rsid="0000b78c"/>
    </style:style>
    <style:style style:name="P4" style:family="paragraph" style:parent-style-name="Standard">
      <style:text-properties officeooo:rsid="00027e05" officeooo:paragraph-rsid="00027e05"/>
    </style:style>
    <style:style style:name="P5" style:family="paragraph" style:parent-style-name="Standard">
      <style:text-properties officeooo:rsid="00041bdf" officeooo:paragraph-rsid="00041bdf"/>
    </style:style>
    <style:style style:name="P6" style:family="paragraph" style:parent-style-name="Text_20_body" style:list-style-name="L1">
      <style:paragraph-properties fo:margin-top="0cm" fo:margin-bottom="0cm" style:contextual-spacing="false"/>
    </style:style>
    <style:style style:name="P7" style:family="paragraph" style:parent-style-name="Text_20_body">
      <style:paragraph-properties fo:margin-top="0cm" fo:margin-bottom="0cm" style:contextual-spacing="false"/>
      <style:text-properties officeooo:rsid="0000b78c" officeooo:paragraph-rsid="0000b78c"/>
    </style:style>
    <style:style style:name="P8" style:family="paragraph" style:parent-style-name="Text_20_body">
      <style:paragraph-properties fo:margin-top="0cm" fo:margin-bottom="0cm" style:contextual-spacing="false"/>
    </style:style>
    <style:style style:name="T1" style:family="text">
      <style:text-properties officeooo:rsid="00027e05"/>
    </style:style>
    <style:style style:name="T2" style:family="text">
      <style:text-properties fo:font-weight="bold" style:font-weight-asian="bold" style:font-weight-complex="bold"/>
    </style:style>
    <style:style style:name="T3" style:family="text">
      <style:text-properties officeooo:rsid="0000b78c"/>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item>
          <text:p text:style-name="P6">Leer el texto de Kreimer y Thomas sobre preguntas de investigación y respondé las siguientes consignas:<text:line-break/><text:line-break/>1) ¿Qué papel cumple el primer conjunto de preguntas en la formulación del problema?<text:line-break/><text:line-break/>2) ¿Qué función cumplen las hipótesis en el diseño de una investigación, según el texto?<text:line-break/><text:line-break/>3) ¿Por qué es importante el segundo conjunto de preguntas para organizar el trabajo empírico?<text:line-break/><text:line-break/>4) Relacionado con algún tema de tu interés, redactar una pregunta general de investigación con tres preguntas derivadas que complementen y delimiten esa pregunta general ¿se te ocurre alguna hipótesis?</text:p>
        </text:list-item>
      </text:list>
      <text:p text:style-name="P8"/>
      <text:p text:style-name="Text_20_body"/>
      <text:p text:style-name="P2"/>
      <text:p text:style-name="P2"/>
      <text:p text:style-name="P2">1) <text:span text:style-name="T2">El primer conjunto de preguntas</text:span> se articula alrededor de una primera pregunta fundamental que debemos formularnos: <text:span text:style-name="T2">¿qué vamos a investigar?</text:span> Responder a esta pregunta significa, ni más ni menos, definir el problema.</text:p>
      <text:p text:style-name="P1"><text:s/>El definir la pregunta de investigación <text:s/>(acerca de qué vamos a investigar) <text:span text:style-name="T1">permite <text:s/>que </text:span>se pueda expresar y responder de un modo tal que quede claro el área de interés, el alcance y las consecuencias del problema en cuestión.</text:p>
      <text:p text:style-name="P1">La elaboración de un primer set de preguntas funciona como un control que nos garantiza haber elegido el problema correcto, y <text:span text:style-name="T1">l</text:span>a elaboración de un segundo set de preguntas funciona como una guía para la elaboración de un marco metodológico y para aplicar del modo más riguroso la metodología más adecuada.</text:p>
      <text:p text:style-name="P1"/>
      <text:p text:style-name="P4">Las características más plausibles a la hora de desarrolalr al pregunta de investigación deberían ser:</text:p>
      <text:p text:style-name="P1"/>
      <text:p text:style-name="P1">● <text:span text:style-name="T2">Claridad</text:span> (evita ambigüedades), por ejemplo, en vez de “¿cómo funciona la</text:p>
      <text:p text:style-name="P1">tecnología en la educación?” Es preferible “¿Qué impacto tiene el uso de Moodle en</text:p>
      <text:p text:style-name="P1">la retención de estudiantes?”</text:p>
      <text:p text:style-name="P1"/>
      <text:p text:style-name="P1">● <text:span text:style-name="T2">Acotada</text:span> (permite investigación viable en tiempo y recursos). En vez de “¿Cómo</text:p>
      <text:p text:style-name="P1">afecta la IA a la sociedad?”, es preferible “¿Cómo afecta ChatGPT en la producción</text:p>
      <text:p text:style-name="P1">de informes técnicos?”</text:p>
      <text:p text:style-name="P1"/>
      <text:p text:style-name="P1">● <text:span text:style-name="T2">Relevante</text:span> (aporta conocimiento útil al campo). En vez de “¿Se usa software libre?”</text:p>
      <text:p text:style-name="P1">es preferible “¿Qué factores condicionan la adopción de software libre en organismos</text:p>
      <text:p text:style-name="P1">públicos?”</text:p>
      <text:p text:style-name="P1"/>
      <text:p text:style-name="P1">●<text:span text:style-name="T2">Investigable</text:span> (permite recolección y análisis de datos) en vez de “¿Por qué la</text:p>
      <text:p text:style-name="P1">tecnología es mala?” es preferible “¿Qué representaciones negativas existen sobre</text:p>
      <text:p text:style-name="P1">el monitoreo por GPS en repartidores?”</text:p>
      <text:p text:style-name="P1"/>
      <text:p text:style-name="P1">● <text:span text:style-name="T2">Original</text:span> (evita repetir lo ya estudiado sin novedad), en vez de “¿Qué es el software</text:p>
      <text:p text:style-name="P1">libre?” es preferible “¿Cómo se negocian decisiones tecnológicas entre usuarios</text:p>
      <text:p text:style-name="P1">técnicos y no técnicos?”</text:p>
      <text:p text:style-name="P1"><text:soft-page-break/></text:p>
      <text:p text:style-name="P4">2) Las hipótesis de investigación si bien aparecen <text:s/>entre el primer set de preguntas y el segundo, esto <text:span text:style-name="T3">no </text:span>suele ser un <text:span text:style-name="T3">proceso lineal, sino que es producto de un ida y vuelta hasta que se logra plantear un proyecto de investigación, un proceso resulta </text:span>indisociable del otro: cuando uno elige tratar un problema en particular, suele tener al mismo tiempo un conjunto de supuestos acerca de ciertas características que dicho problema puede presentar, de algunas relaciones que será posible establecer, y de los aspectos que se desea o que es necesario indagar para desarrollar una explicación plausible.</text:p>
      <text:p text:style-name="P4">Sin embargo, en la mayor parte de los casos, las hipótesis suelen estar implícitasdurante buena parte del proceso. Así, es fundamental, una vez que el problema ha sido adecuadamente formulado, hacer explícitas las hipótesis de trabajo. Esto obedece a dos razones:</text:p>
      <text:p text:style-name="P4"><text:s text:c="12"/>1- ellas habrán de guiar el diseño de la investigación y la formulación de las estrategias</text:p>
      <text:p text:style-name="P4"><text:s text:c="11"/></text:p>
      <text:p text:style-name="P4"><text:s text:c="11"/>2- al formular las hipótesis y preguntarse acerca de las estrategias que habrán de desplegarse, se percibe con nitidez la excesiva amplitud del tema, y la necesidad de acotarlo en algún sentido. Y lo mismo vale si el proyecto resultara excesivamente acotado.</text:p>
      <text:p text:style-name="P1"/>
      <text:p text:style-name="P4">3) <text:span text:style-name="T2">El segundo conjunto de preguntas </text:span>se articula alrededor de la segunda pregunta fundamental: <text:span text:style-name="T2">¿cómo se quiere investigar el problema?</text:span></text:p>
      <text:p text:style-name="P4"><text:s/>El planteamiento general del problema, las preguntas acerca de qué se quiere investigar, las hipótesis de trabajo que se han propuesto, y los recursos que habrán de movilizarse para poner en marcha y desarrollar la investigación.</text:p>
      <text:p text:style-name="P4"><text:s/>Responder a estas preguntas nos llevará a la enunciación de nuestro abordaje teórico-metodológico y al diseño de la investigación. Así, si estas preguntas se formulan de un modo adecuado, la investigación propiamente dicha se podrá desarrollar con mayor facilidad.</text:p>
      <text:p text:style-name="P4"/>
      <text:p text:style-name="P5">4) ¿Sería ventajoso la implementación de la enseñanza <text:s text:c="2"/>de las TIC con software libre en escuelas secundarias de <text:s/>la zonas periurbanas de la ciudad de Mar del Plata?</text:p>
      <text:p text:style-name="P5"/>
      <text:p text:style-name="P5">Supuestos: zonas con menores recursos y mayor dificultad en acceso a <text:s/>hardware actual</text:p>
      <text:p text:style-name="P5"><text:s text:c="17"/>software libre tiene una ventaja en hardware mas antiguo y menor costo para poder usar software legal</text:p>
      <text:p text:style-name="P5"/>
      <text:p text:style-name="P5">Para ello surgirían el segundo set de preguntas:</text:p>
      <text:p text:style-name="P5">¿Cualés son los recursos que poseen dichas escuelas?</text:p>
      <text:p text:style-name="P5">¿Cúales son los recursos que poseen los alumnos en sus casas para trabajar con TIC?</text:p>
      <text:p text:style-name="P5">¿Qué formación reciben o recibieron los docentes para el uso y enseñanza del Software libre?</text:p>
      <text:p text:style-name="P5"/>
      <text:p text:style-name="P5">La hipótesis sería que en las zonas con menos recursos donde se debe enseñar TIC, el uso de software libre sería una ventaja por sobre un software privativo.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9T20:11:45.099881843</meta:creation-date>
    <dc:date>2025-04-21T14:20:21.959832115</dc:date>
    <meta:editing-duration>PT1H24M30S</meta:editing-duration>
    <meta:editing-cycles>3</meta:editing-cycles>
    <meta:generator>LibreOffice/7.4.7.2$Linux_X86_64 LibreOffice_project/40$Build-2</meta:generator>
    <meta:document-statistic meta:table-count="0" meta:image-count="0" meta:object-count="0" meta:page-count="2" meta:paragraph-count="36" meta:word-count="799" meta:character-count="5040" meta:non-whitespace-character-count="4211"/>
  </office:meta>
</office:document-meta>
</file>